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PID <text:s text:c="2"/></text:p>
          </table:table-cell>
          <table:table-cell office:value-type="string" calcext:value-type="string">
            <text:p>time <text:s text:c="4"/></text:p>
          </table:table-cell>
          <table:table-cell office:value-type="string" calcext:value-type="string">
            <text:p>Instr Ret <text:s text:c="4"/></text:p>
          </table:table-cell>
          <table:table-cell office:value-type="string" calcext:value-type="string">
            <text:p>Unh Clk Cycles <text:s text:c="2"/></text:p>
          </table:table-cell>
          <table:table-cell office:value-type="string" calcext:value-type="string">
            <text:p>l2 trans reqs </text:p>
          </table:table-cell>
          <table:table-cell office:value-type="string" calcext:value-type="string">
            <text:p>l1lines <text:s text:c="6"/></text:p>
          </table:table-cell>
          <table:table-cell office:value-type="string" calcext:value-type="string">
            <text:p>l2lines <text:s text:c="6"/></text:p>
          </table:table-cell>
          <table:table-cell office:value-type="string" calcext:value-type="string">
            <text:p>Per Core bw <text:s text:c="2"/></text:p>
          </table:table-cell>
          <table:table-cell office:value-type="string" calcext:value-type="string">
            <text:p>Power <text:s text:c="8"/></text:p>
          </table:table-cell>
          <table:table-cell office:value-type="string" calcext:value-type="string">
            <text:p>Power2 <text:s text:c="7"/></text:p>
          </table:table-cell>
          <table:table-cell office:value-type="string" calcext:value-type="string">
            <text:p>Power3 <text:s text:c="7"/></text:p>
          </table:table-cell>
          <table:table-cell office:value-type="string" calcext:value-type="string">
            <text:p>bandwidth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IPC <text:s text:c="10"/>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 <text:s text:c="5"/></text:p>
          </table:table-cell>
          <table:table-cell office:value-type="string" calcext:value-type="string">
            <text:p>L3 REUSE <text:s text:c="5"/></text:p>
          </table:table-cell>
        </table:table-row>
        <table:table-row table:style-name="ro1">
          <table:table-cell office:value-type="float" office:value="47058" calcext:value-type="float">
            <text:p>47058</text:p>
          </table:table-cell>
          <table:table-cell office:value-type="float" office:value="1003" calcext:value-type="float">
            <text:p>1003</text:p>
          </table:table-cell>
          <table:table-cell office:value-type="float" office:value="3837991034" calcext:value-type="float">
            <text:p>3837991034</text:p>
          </table:table-cell>
          <table:table-cell office:value-type="float" office:value="7414938917" calcext:value-type="float">
            <text:p>7414938917</text:p>
          </table:table-cell>
          <table:table-cell office:value-type="float" office:value="163286" calcext:value-type="float">
            <text:p>163286</text:p>
          </table:table-cell>
          <table:table-cell office:value-type="float" office:value="61222846" calcext:value-type="float">
            <text:p>61222846</text:p>
          </table:table-cell>
          <table:table-cell office:value-type="float" office:value="48304149" calcext:value-type="float">
            <text:p>48304149</text:p>
          </table:table-cell>
          <table:table-cell office:value-type="float" office:value="46180170" calcext:value-type="float">
            <text:p>4618017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17603" calcext:value-type="float">
            <text:p>0.517603</text:p>
          </table:table-cell>
          <table:table-cell office:value-type="float" office:value="163286" calcext:value-type="float">
            <text:p>163286</text:p>
          </table:table-cell>
          <table:table-cell office:value-type="float" office:value="3.906543" calcext:value-type="float">
            <text:p>3.906543</text:p>
          </table:table-cell>
          <table:table-cell office:value-type="float" office:value="3.082219" calcext:value-type="float">
            <text:p>3.082219</text:p>
          </table:table-cell>
          <table:table-cell office:value-type="float" office:value="2.946691" calcext:value-type="float">
            <text:p>2.946691</text:p>
          </table:table-cell>
          <table:table-cell office:value-type="float" office:value="1.27" calcext:value-type="float">
            <text:p>1.27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47058" calcext:value-type="float">
            <text:p>47058</text:p>
          </table:table-cell>
          <table:table-cell office:value-type="float" office:value="2006" calcext:value-type="float">
            <text:p>2006</text:p>
          </table:table-cell>
          <table:table-cell office:value-type="float" office:value="4752453704" calcext:value-type="float">
            <text:p>4752453704</text:p>
          </table:table-cell>
          <table:table-cell office:value-type="float" office:value="9500107865" calcext:value-type="float">
            <text:p>9500107865</text:p>
          </table:table-cell>
          <table:table-cell office:value-type="float" office:value="47494" calcext:value-type="float">
            <text:p>47494</text:p>
          </table:table-cell>
          <table:table-cell office:value-type="float" office:value="64512430" calcext:value-type="float">
            <text:p>64512430</text:p>
          </table:table-cell>
          <table:table-cell office:value-type="float" office:value="50992335" calcext:value-type="float">
            <text:p>50992335</text:p>
          </table:table-cell>
          <table:table-cell office:value-type="float" office:value="48664681" calcext:value-type="float">
            <text:p>4866468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0253" calcext:value-type="float">
            <text:p>0.500253</text:p>
          </table:table-cell>
          <table:table-cell office:value-type="float" office:value="47494" calcext:value-type="float">
            <text:p>47494</text:p>
          </table:table-cell>
          <table:table-cell office:value-type="float" office:value="4.116446" calcext:value-type="float">
            <text:p>4.116446</text:p>
          </table:table-cell>
          <table:table-cell office:value-type="float" office:value="3.253748" calcext:value-type="float">
            <text:p>3.253748</text:p>
          </table:table-cell>
          <table:table-cell office:value-type="float" office:value="3.105224" calcext:value-type="float">
            <text:p>3.105224</text:p>
          </table:table-cell>
          <table:table-cell office:value-type="float" office:value="1.27" calcext:value-type="float">
            <text:p>1.27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47058" calcext:value-type="float">
            <text:p>47058</text:p>
          </table:table-cell>
          <table:table-cell office:value-type="float" office:value="3009" calcext:value-type="float">
            <text:p>3009</text:p>
          </table:table-cell>
          <table:table-cell office:value-type="float" office:value="4903950640" calcext:value-type="float">
            <text:p>4903950640</text:p>
          </table:table-cell>
          <table:table-cell office:value-type="float" office:value="9477968277" calcext:value-type="float">
            <text:p>9477968277</text:p>
          </table:table-cell>
          <table:table-cell office:value-type="float" office:value="39505" calcext:value-type="float">
            <text:p>39505</text:p>
          </table:table-cell>
          <table:table-cell office:value-type="float" office:value="78943247" calcext:value-type="float">
            <text:p>78943247</text:p>
          </table:table-cell>
          <table:table-cell office:value-type="float" office:value="62523647" calcext:value-type="float">
            <text:p>62523647</text:p>
          </table:table-cell>
          <table:table-cell office:value-type="float" office:value="59760043" calcext:value-type="float">
            <text:p>5976004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17405" calcext:value-type="float">
            <text:p>0.517405</text:p>
          </table:table-cell>
          <table:table-cell office:value-type="float" office:value="39505" calcext:value-type="float">
            <text:p>39505</text:p>
          </table:table-cell>
          <table:table-cell office:value-type="float" office:value="5.037256" calcext:value-type="float">
            <text:p>5.037256</text:p>
          </table:table-cell>
          <table:table-cell office:value-type="float" office:value="3.989545" calcext:value-type="float">
            <text:p>3.989545</text:p>
          </table:table-cell>
          <table:table-cell office:value-type="float" office:value="3.813203" calcext:value-type="float">
            <text:p>3.813203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47058" calcext:value-type="float">
            <text:p>47058</text:p>
          </table:table-cell>
          <table:table-cell office:value-type="float" office:value="4012" calcext:value-type="float">
            <text:p>4012</text:p>
          </table:table-cell>
          <table:table-cell office:value-type="float" office:value="4925208316" calcext:value-type="float">
            <text:p>4925208316</text:p>
          </table:table-cell>
          <table:table-cell office:value-type="float" office:value="9399990937" calcext:value-type="float">
            <text:p>9399990937</text:p>
          </table:table-cell>
          <table:table-cell office:value-type="float" office:value="41755" calcext:value-type="float">
            <text:p>41755</text:p>
          </table:table-cell>
          <table:table-cell office:value-type="float" office:value="80607719" calcext:value-type="float">
            <text:p>80607719</text:p>
          </table:table-cell>
          <table:table-cell office:value-type="float" office:value="63448968" calcext:value-type="float">
            <text:p>63448968</text:p>
          </table:table-cell>
          <table:table-cell office:value-type="float" office:value="60628350" calcext:value-type="float">
            <text:p>6062835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23959" calcext:value-type="float">
            <text:p>0.523959</text:p>
          </table:table-cell>
          <table:table-cell office:value-type="float" office:value="41755" calcext:value-type="float">
            <text:p>41755</text:p>
          </table:table-cell>
          <table:table-cell office:value-type="float" office:value="5.143464" calcext:value-type="float">
            <text:p>5.143464</text:p>
          </table:table-cell>
          <table:table-cell office:value-type="float" office:value="4.048588" calcext:value-type="float">
            <text:p>4.048588</text:p>
          </table:table-cell>
          <table:table-cell office:value-type="float" office:value="3.868609" calcext:value-type="float">
            <text:p>3.868609</text:p>
          </table:table-cell>
          <table:table-cell office:value-type="float" office:value="1.27" calcext:value-type="float">
            <text:p>1.27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47058" calcext:value-type="float">
            <text:p>47058</text:p>
          </table:table-cell>
          <table:table-cell office:value-type="float" office:value="5015" calcext:value-type="float">
            <text:p>5015</text:p>
          </table:table-cell>
          <table:table-cell office:value-type="float" office:value="4754612290" calcext:value-type="float">
            <text:p>4754612290</text:p>
          </table:table-cell>
          <table:table-cell office:value-type="float" office:value="9300864268" calcext:value-type="float">
            <text:p>9300864268</text:p>
          </table:table-cell>
          <table:table-cell office:value-type="float" office:value="48417" calcext:value-type="float">
            <text:p>48417</text:p>
          </table:table-cell>
          <table:table-cell office:value-type="float" office:value="71512516" calcext:value-type="float">
            <text:p>71512516</text:p>
          </table:table-cell>
          <table:table-cell office:value-type="float" office:value="56482877" calcext:value-type="float">
            <text:p>56482877</text:p>
          </table:table-cell>
          <table:table-cell office:value-type="float" office:value="53968824" calcext:value-type="float">
            <text:p>5396882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11201" calcext:value-type="float">
            <text:p>0.511201</text:p>
          </table:table-cell>
          <table:table-cell office:value-type="float" office:value="48417" calcext:value-type="float">
            <text:p>48417</text:p>
          </table:table-cell>
          <table:table-cell office:value-type="float" office:value="4.563111" calcext:value-type="float">
            <text:p>4.563111</text:p>
          </table:table-cell>
          <table:table-cell office:value-type="float" office:value="3.604092" calcext:value-type="float">
            <text:p>3.604092</text:p>
          </table:table-cell>
          <table:table-cell office:value-type="float" office:value="3.443674" calcext:value-type="float">
            <text:p>3.443674</text:p>
          </table:table-cell>
          <table:table-cell office:value-type="float" office:value="1.27" calcext:value-type="float">
            <text:p>1.27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47058" calcext:value-type="float">
            <text:p>47058</text:p>
          </table:table-cell>
          <table:table-cell office:value-type="float" office:value="6018" calcext:value-type="float">
            <text:p>6018</text:p>
          </table:table-cell>
          <table:table-cell office:value-type="float" office:value="4709240626" calcext:value-type="float">
            <text:p>4709240626</text:p>
          </table:table-cell>
          <table:table-cell office:value-type="float" office:value="9506046548" calcext:value-type="float">
            <text:p>9506046548</text:p>
          </table:table-cell>
          <table:table-cell office:value-type="float" office:value="43368" calcext:value-type="float">
            <text:p>43368</text:p>
          </table:table-cell>
          <table:table-cell office:value-type="float" office:value="62772818" calcext:value-type="float">
            <text:p>62772818</text:p>
          </table:table-cell>
          <table:table-cell office:value-type="float" office:value="49875013" calcext:value-type="float">
            <text:p>49875013</text:p>
          </table:table-cell>
          <table:table-cell office:value-type="float" office:value="47636283" calcext:value-type="float">
            <text:p>4763628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95394" calcext:value-type="float">
            <text:p>0.495394</text:p>
          </table:table-cell>
          <table:table-cell office:value-type="float" office:value="43368" calcext:value-type="float">
            <text:p>43368</text:p>
          </table:table-cell>
          <table:table-cell office:value-type="float" office:value="4.005444" calcext:value-type="float">
            <text:p>4.005444</text:p>
          </table:table-cell>
          <table:table-cell office:value-type="float" office:value="3.182453" calcext:value-type="float">
            <text:p>3.182453</text:p>
          </table:table-cell>
          <table:table-cell office:value-type="float" office:value="3.039603" calcext:value-type="float">
            <text:p>3.039603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47058" calcext:value-type="float">
            <text:p>47058</text:p>
          </table:table-cell>
          <table:table-cell office:value-type="float" office:value="7021" calcext:value-type="float">
            <text:p>7021</text:p>
          </table:table-cell>
          <table:table-cell office:value-type="float" office:value="4870846706" calcext:value-type="float">
            <text:p>4870846706</text:p>
          </table:table-cell>
          <table:table-cell office:value-type="float" office:value="9300629476" calcext:value-type="float">
            <text:p>9300629476</text:p>
          </table:table-cell>
          <table:table-cell office:value-type="float" office:value="44837" calcext:value-type="float">
            <text:p>44837</text:p>
          </table:table-cell>
          <table:table-cell office:value-type="float" office:value="78914398" calcext:value-type="float">
            <text:p>78914398</text:p>
          </table:table-cell>
          <table:table-cell office:value-type="float" office:value="62002648" calcext:value-type="float">
            <text:p>62002648</text:p>
          </table:table-cell>
          <table:table-cell office:value-type="float" office:value="59271001" calcext:value-type="float">
            <text:p>5927100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23712" calcext:value-type="float">
            <text:p>0.523712</text:p>
          </table:table-cell>
          <table:table-cell office:value-type="float" office:value="44837" calcext:value-type="float">
            <text:p>44837</text:p>
          </table:table-cell>
          <table:table-cell office:value-type="float" office:value="5.035415" calcext:value-type="float">
            <text:p>5.035415</text:p>
          </table:table-cell>
          <table:table-cell office:value-type="float" office:value="3.9563" calcext:value-type="float">
            <text:p>3.9563</text:p>
          </table:table-cell>
          <table:table-cell office:value-type="float" office:value="3.781998" calcext:value-type="float">
            <text:p>3.781998</text:p>
          </table:table-cell>
          <table:table-cell office:value-type="float" office:value="1.27" calcext:value-type="float">
            <text:p>1.27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47058" calcext:value-type="float">
            <text:p>47058</text:p>
          </table:table-cell>
          <table:table-cell office:value-type="float" office:value="8023" calcext:value-type="float">
            <text:p>8023</text:p>
          </table:table-cell>
          <table:table-cell office:value-type="float" office:value="4727812020" calcext:value-type="float">
            <text:p>4727812020</text:p>
          </table:table-cell>
          <table:table-cell office:value-type="float" office:value="9525405969" calcext:value-type="float">
            <text:p>9525405969</text:p>
          </table:table-cell>
          <table:table-cell office:value-type="float" office:value="45641" calcext:value-type="float">
            <text:p>45641</text:p>
          </table:table-cell>
          <table:table-cell office:value-type="float" office:value="64108348" calcext:value-type="float">
            <text:p>64108348</text:p>
          </table:table-cell>
          <table:table-cell office:value-type="float" office:value="51040219" calcext:value-type="float">
            <text:p>51040219</text:p>
          </table:table-cell>
          <table:table-cell office:value-type="float" office:value="48741814" calcext:value-type="float">
            <text:p>4874181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96337" calcext:value-type="float">
            <text:p>0.496337</text:p>
          </table:table-cell>
          <table:table-cell office:value-type="float" office:value="45641" calcext:value-type="float">
            <text:p>45641</text:p>
          </table:table-cell>
          <table:table-cell office:value-type="float" office:value="4.094745" calcext:value-type="float">
            <text:p>4.094745</text:p>
          </table:table-cell>
          <table:table-cell office:value-type="float" office:value="3.260054" calcext:value-type="float">
            <text:p>3.260054</text:p>
          </table:table-cell>
          <table:table-cell office:value-type="float" office:value="3.11325" calcext:value-type="float">
            <text:p>3.11325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47058" calcext:value-type="float">
            <text:p>47058</text:p>
          </table:table-cell>
          <table:table-cell office:value-type="float" office:value="9025" calcext:value-type="float">
            <text:p>9025</text:p>
          </table:table-cell>
          <table:table-cell office:value-type="float" office:value="4755402276" calcext:value-type="float">
            <text:p>4755402276</text:p>
          </table:table-cell>
          <table:table-cell office:value-type="float" office:value="9247984365" calcext:value-type="float">
            <text:p>9247984365</text:p>
          </table:table-cell>
          <table:table-cell office:value-type="float" office:value="38269" calcext:value-type="float">
            <text:p>38269</text:p>
          </table:table-cell>
          <table:table-cell office:value-type="float" office:value="74020372" calcext:value-type="float">
            <text:p>74020372</text:p>
          </table:table-cell>
          <table:table-cell office:value-type="float" office:value="58959616" calcext:value-type="float">
            <text:p>58959616</text:p>
          </table:table-cell>
          <table:table-cell office:value-type="float" office:value="56211192" calcext:value-type="float">
            <text:p>5621119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1421" calcext:value-type="float">
            <text:p>0.51421</text:p>
          </table:table-cell>
          <table:table-cell office:value-type="float" office:value="38269" calcext:value-type="float">
            <text:p>38269</text:p>
          </table:table-cell>
          <table:table-cell office:value-type="float" office:value="4.727848" calcext:value-type="float">
            <text:p>4.727848</text:p>
          </table:table-cell>
          <table:table-cell office:value-type="float" office:value="3.765884" calcext:value-type="float">
            <text:p>3.765884</text:p>
          </table:table-cell>
          <table:table-cell office:value-type="float" office:value="3.590336" calcext:value-type="float">
            <text:p>3.590336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47058" calcext:value-type="float">
            <text:p>47058</text:p>
          </table:table-cell>
          <table:table-cell office:value-type="float" office:value="10030" calcext:value-type="float">
            <text:p>10030</text:p>
          </table:table-cell>
          <table:table-cell office:value-type="float" office:value="4441364226" calcext:value-type="float">
            <text:p>4441364226</text:p>
          </table:table-cell>
          <table:table-cell office:value-type="float" office:value="8277253740" calcext:value-type="float">
            <text:p>8277253740</text:p>
          </table:table-cell>
          <table:table-cell office:value-type="float" office:value="91200" calcext:value-type="float">
            <text:p>91200</text:p>
          </table:table-cell>
          <table:table-cell office:value-type="float" office:value="77909129" calcext:value-type="float">
            <text:p>77909129</text:p>
          </table:table-cell>
          <table:table-cell office:value-type="float" office:value="60802765" calcext:value-type="float">
            <text:p>60802765</text:p>
          </table:table-cell>
          <table:table-cell office:value-type="float" office:value="58232380" calcext:value-type="float">
            <text:p>5823238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36575" calcext:value-type="float">
            <text:p>0.536575</text:p>
          </table:table-cell>
          <table:table-cell office:value-type="float" office:value="91200" calcext:value-type="float">
            <text:p>91200</text:p>
          </table:table-cell>
          <table:table-cell office:value-type="float" office:value="4.961377" calcext:value-type="float">
            <text:p>4.961377</text:p>
          </table:table-cell>
          <table:table-cell office:value-type="float" office:value="3.872017" calcext:value-type="float">
            <text:p>3.872017</text:p>
          </table:table-cell>
          <table:table-cell office:value-type="float" office:value="3.708331" calcext:value-type="float">
            <text:p>3.708331</text:p>
          </table:table-cell>
          <table:table-cell office:value-type="float" office:value="1.28" calcext:value-type="float">
            <text:p>1.28</text:p>
          </table:table-cell>
          <table:table-cell office:value-type="float" office:value="1.04" calcext:value-type="float">
            <text:p>1.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1T16:37:31.425715612</meta:creation-date>
    <dc:date>2015-10-31T16:38:38.324906793</dc:date>
    <meta:editing-duration>P0D</meta:editing-duration>
    <meta:editing-cycles>1</meta:editing-cycles>
    <meta:document-statistic meta:table-count="1" meta:cell-count="220" meta:object-count="0"/>
    <meta:generator>LibreOffice/4.2.8.2$Linux_X86_64 LibreOffice_project/420m0$Build-2</meta:generator>
  </office:meta>
</office:document-meta>
</file>